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Code">
      <style:graphic-properties draw:auto-grow-height="true" draw:auto-grow-width="false" fo:max-height="0cm" fo:min-height="7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3" style:family="graphic" style:parent-style-name="Code">
      <style:graphic-properties draw:auto-grow-height="true" draw:auto-grow-width="false" fo:max-height="0cm" fo:min-height="3.7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15" style:family="graphic" style:parent-style-name="Code">
      <style:graphic-properties draw:auto-grow-height="true" draw:auto-grow-width="false" fo:max-height="0cm" fo:min-height="1.9cm"/>
    </style:style>
    <style:style style:name="gr16" style:family="graphic" style:parent-style-name="Code">
      <style:graphic-properties draw:auto-grow-height="true" draw:auto-grow-width="false" fo:max-height="0cm" fo:min-height="1.1cm"/>
    </style:style>
    <style:style style:name="gr17" style:family="graphic" style:parent-style-name="Code">
      <style:graphic-properties draw:auto-grow-height="true" draw:auto-grow-width="false" fo:max-height="0cm" fo:min-height="3.7cm"/>
    </style:style>
    <style:style style:name="gr18" style:family="graphic" style:parent-style-name="Code">
      <style:graphic-properties draw:auto-grow-height="true" draw:auto-grow-width="false" fo:max-height="0cm" fo:min-height="5.3cm"/>
    </style:style>
    <style:style style:name="gr19" style:family="graphic" style:parent-style-name="Code">
      <style:graphic-properties draw:auto-grow-height="true" draw:auto-grow-width="false" fo:max-height="0cm" fo:min-height="3.5cm"/>
    </style:style>
    <style:style style:name="gr20" style:family="graphic" style:parent-style-name="Code">
      <style:graphic-properties draw:auto-grow-height="true" draw:auto-grow-width="false" fo:max-height="0cm" fo:min-height="1.7cm"/>
    </style:style>
    <style:style style:name="gr21" style:family="graphic" style:parent-style-name="Code">
      <style:graphic-properties draw:auto-grow-height="true" draw:auto-grow-width="false" fo:max-height="0cm" fo:min-height="0.999cm"/>
    </style:style>
    <style:style style:name="gr22" style:family="graphic" style:parent-style-name="Code">
      <style:graphic-properties draw:auto-grow-height="true" draw:auto-grow-width="false" fo:max-height="0cm" fo:min-height="3.1cm"/>
    </style:style>
    <style:style style:name="gr23" style:family="graphic" style:parent-style-name="Code">
      <style:graphic-properties draw:auto-grow-height="true" draw:auto-grow-width="false" fo:max-height="0cm" fo:min-height="8.4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5" style:family="graphic" style:parent-style-name="Code">
      <style:graphic-properties draw:auto-grow-height="true" draw:auto-grow-width="false" fo:max-height="0cm" fo:min-height="2.62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7" style:family="graphic" style:parent-style-name="Code">
      <style:graphic-properties draw:auto-grow-height="true" draw:auto-grow-width="false" fo:max-height="0cm" fo:min-height="1.99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29" style:family="graphic" style:parent-style-name="Code">
      <style:graphic-properties draw:auto-grow-height="true" draw:auto-grow-width="false" fo:max-height="0cm" fo:min-height="8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1" style:family="graphic" style:parent-style-name="Code">
      <style:graphic-properties draw:auto-grow-height="true" draw:auto-grow-width="false" fo:max-height="0cm" fo:min-height="2.122cm"/>
    </style:style>
    <style:style style:name="gr32" style:family="graphic" style:parent-style-name="Code">
      <style:graphic-properties draw:auto-grow-height="true" draw:auto-grow-width="false" fo:max-height="0cm" fo:min-height="2.2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34" style:family="graphic" style:parent-style-name="Code">
      <style:graphic-properties draw:auto-grow-height="true" draw:auto-grow-width="false" fo:max-height="0cm" fo:min-height="4.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6" style:family="graphic" style:parent-style-name="Code">
      <style:graphic-properties draw:auto-grow-height="true" draw:auto-grow-width="false" fo:max-height="0cm" fo:min-height="0cm"/>
    </style:style>
    <style:style style:name="gr37" style:family="graphic" style:parent-style-name="Code">
      <style:graphic-properties draw:auto-grow-height="true" draw:auto-grow-width="false" fo:max-height="0cm" fo:min-height="6.92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39" style:family="graphic" style:parent-style-name="Code">
      <style:graphic-properties draw:auto-grow-height="true" draw:auto-grow-width="false" fo:max-height="0cm" fo:min-height="6.83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1" style:family="graphic" style:parent-style-name="Code">
      <style:graphic-properties draw:auto-grow-height="true" draw:auto-grow-width="false" fo:max-height="0cm" fo:min-height="2.6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3" style:family="graphic" style:parent-style-name="Code">
      <style:graphic-properties draw:auto-grow-height="true" draw:auto-grow-width="false" fo:max-height="0cm" fo:min-height="3.6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45" style:family="graphic" style:parent-style-name="Code">
      <style:graphic-properties draw:auto-grow-height="true" draw:auto-grow-width="false" fo:max-height="0cm" fo:min-height="3.18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47" style:family="graphic" style:parent-style-name="Code">
      <style:graphic-properties draw:auto-grow-height="true" draw:auto-grow-width="false" fo:max-height="0cm" fo:min-height="2.77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49" style:family="graphic" style:parent-style-name="Code">
      <style:graphic-properties draw:auto-grow-height="true" draw:auto-grow-width="false" fo:max-height="0cm" fo:min-height="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1" style:family="graphic" style:parent-style-name="Code">
      <style:graphic-properties draw:auto-grow-height="true" draw:auto-grow-width="false" fo:max-height="0cm" fo:min-height="3.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3" style:family="graphic" style:parent-style-name="Code">
      <style:graphic-properties draw:auto-grow-height="true" draw:auto-grow-width="false" fo:max-height="0cm" fo:min-height="3.3cm"/>
    </style:style>
    <style:style style:name="gr54" style:family="graphic" style:parent-style-name="Code">
      <style:graphic-properties draw:auto-grow-height="true" draw:auto-grow-width="false" fo:max-height="0cm" fo:min-height="4.27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0.967cm"/>
    </style:style>
    <style:style style:name="ro2" style:family="table-row">
      <style:table-row-properties style:row-height="1.231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color="#ff99ff" fo:font-size="18pt" fo:font-weight="normal" style:font-weight-asian="normal" style:font-weight-complex="normal"/>
    </style:style>
    <style:style style:name="T15" style:family="text">
      <style:text-properties fo:color="#ff3333" fo:font-size="18pt"/>
    </style:style>
    <style:style style:name="T16" style:family="text">
      <style:text-properties fo:color="#ff99ff" fo:font-size="18pt"/>
    </style:style>
    <style:style style:name="T17" style:family="text">
      <style:text-properties fo:font-size="31.5pt" style:font-size-asian="31.5pt" style:font-size-complex="31.5pt"/>
    </style:style>
    <style:style style:name="T18" style:family="text">
      <style:text-properties style:font-size-asian="17pt" style:font-size-complex="17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808080"/>
    </style:style>
    <style:style style:name="T22" style:family="text">
      <style:text-properties fo:color="#66ffff" fo:font-size="32pt" style:font-size-asian="32pt" style:font-size-complex="32pt"/>
    </style:style>
    <style:style style:name="T2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31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g>
          <draw:frame draw:style-name="gr8" draw:layer="layout" svg:width="24.8cm" svg:height="8.05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layer="layout" svg:width="9.601cm" svg:height="1.038cm" svg:x="16.8cm" svg:y="1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9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9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1" draw:layer="layout" svg:width="24.8cm" svg:height="7.7cm" svg:x="1.6cm" svg:y="5.7cm">
            <draw:text-box>
              <text:p>def CC_LEG : CallingConv&lt;[</text:p>
              <text:p><text:s text:c="4"/>// Promote i8/i16 arguments to i32.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.</text:p>
              <text:p><text:s text:c="4"/>CCIfType&lt;[i32], CCAssignToStack&lt;4, 4&gt;&gt;</text:p>
              <text:p><text:s text:c="2"/>]&gt;;</text:p>
            </draw:text-box>
          </draw:frame>
          <draw:frame draw:style-name="gr12" draw:text-style-name="P7" draw:layer="layout" svg:width="9.601cm" svg:height="1.03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3" draw:layer="layout" svg:width="23.6cm" svg:height="4.94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.</text:p>
              <text:p>CCInfo.AnalyzeFormalArguments(Ins, CC_LEG);</text:p>
              <text:p/>
            </draw:text-box>
          </draw:frame>
          <draw:frame draw:style-name="gr14" draw:text-style-name="P7" draw:layer="layout" svg:width="9.601cm" svg:height="1.038cm" svg:x="16.102cm" svg:y="17.372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2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9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8" draw:layer="layout" svg:width="24cm" svg:height="3.2cm" svg:x="1.9cm" svg:y="15.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24cm" svg:height="2.4cm" svg:x="1.8cm" svg:y="10.1cm">
          <draw:text-box>
            <text:p><text:span text:style-name="T12"># BB#0: <text:s text:c="32"/># %entry</text:span></text:p>
            <text:p><text:span text:style-name="T12"><text:tab/></text:span><text:span text:style-name="T12">add r0, r0, r1</text:span></text:p>
          </draw:text-box>
        </draw:frame>
        <draw:g>
          <draw:frame draw:style-name="gr7" draw:text-style-name="P8" draw:layer="layout" svg:width="24cm" svg:height="3.2cm" svg:x="1.9cm" svg:y="13.5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5"><text:s text:c="20"/></text:span><text:span text:style-name="T14">"add $dst, $src1, $src2"</text:span><text:span text:style-name="T12">,</text:span></text:p>
              <text:p><text:span text:style-name="T12"><text:s text:c="20"/></text:span><text:span text:style-name="T13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3.8cm" svg:height="1.6cm" svg:x="2cm" svg:y="6.6cm">
          <draw:text-box>
            <text:p><text:span text:style-name="T12">%2 = add nsw i32 %1, 2</text:span></text:p>
          </draw:text-box>
        </draw:frame>
        <draw:frame draw:style-name="gr15" draw:text-style-name="P8" draw:layer="layout" svg:width="23.8cm" svg:height="2.4cm" svg:x="2cm" svg:y="9.2cm">
          <draw:text-box>
            <text:p><text:span text:style-name="T12">LLVM ERROR: Cannot select: 0x29d4350: i32 = Constant&lt;2&gt; [ID=2]</text:span></text:p>
            <text:p><text:span text:style-name="T12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5" draw:text-style-name="P8" draw:layer="layout" svg:width="24cm" svg:height="2.4cm" svg:x="2.2cm" svg:y="13cm">
          <draw:text-box>
            <text:p><text:span text:style-name="T12">movw r1, #2</text:span></text:p>
            <text:p><text:span text:style-name="T12">add r0, r0, r1</text:span></text:p>
          </draw:text-box>
        </draw:frame>
        <draw:g>
          <draw:frame draw:style-name="gr17" draw:text-style-name="P8" draw:layer="layout" svg:width="24cm" svg:height="4.311cm" svg:x="2.2cm" svg:y="6.289cm">
            <draw:text-box>
              <text:p><text:span text:style-name="T12">def MOVWi16 : InstLEG&lt;(outs GRRegs:$dst),</text:span></text:p>
              <text:p><text:span text:style-name="T12"><text:s text:c="22"/></text:span><text:span text:style-name="T12">(ins i32imm:$src),</text:span></text:p>
              <text:p><text:span text:style-name="T12"><text:s text:c="22"/></text:span><text:span text:style-name="T12">"movw $dst, $src",</text:span></text:p>
              <text:p><text:span text:style-name="T12"><text:s text:c="22"/></text:span><text:span text:style-name="T12">[(set i32:$dst, i32imm:$src)]&gt; {</text:span></text:p>
              <text:p><text:span text:style-name="T12"><text:s text:c="2"/></text:span><text:span text:style-name="T12">let isMoveImm = 1;</text:span></text:p>
              <text:p><text:span text:style-name="T12">}</text:span></text:p>
            </draw:text-box>
          </draw:frame>
          <draw:frame draw:style-name="gr9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4cm" svg:height="1.6cm" svg:x="1.9cm" svg:y="15cm">
          <draw:text-box>
            <text:p><text:span text:style-name="T12">add</text:span><text:span text:style-name="T12"><text:tab/></text:span><text:span text:style-name="T12"> r0, r0, #2</text:span></text:p>
          </draw:text-box>
        </draw:frame>
        <draw:g>
          <draw:frame draw:style-name="gr18" draw:text-style-name="P8" draw:layer="layout" svg:width="24cm" svg:height="6.216cm" svg:x="1.9cm" svg:y="6.4cm">
            <draw:text-box>
              <text:p><text:span text:style-name="T12">def </text:span><text:span text:style-name="T16">LEGimm8</text:span><text:span text:style-name="T12"> : Operand&lt;i32&gt;, ImmLeaf&lt;i32, [{</text:span></text:p>
              <text:p><text:span text:style-name="T12"><text:s text:c="2"/></text:span><text:span text:style-name="T12">return Imm &gt;= 0 &amp;&amp; Imm &lt; 256;</text:span></text:p>
              <text:p><text:span text:style-name="T12">}]&gt;;</text:span></text:p>
              <text:p><text:span text:style-name="T12"/></text:p>
              <text:p><text:span text:style-name="T12">def ADDri : InstLEG&lt;(outs GRRegs:$dst),</text:span></text:p>
              <text:p><text:span text:style-name="T12"><text:s text:c="20"/></text:span><text:span text:style-name="T12">(ins GRRegs:$src1, </text:span><text:span text:style-name="T16">i32imm</text:span><text:span text:style-name="T12">:$src2)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2">[(set i32:$dst, (add i32:$src1, </text:span></text:p>
              <text:p><text:span text:style-name="T16"><text:s text:c="37"/></text:span><text:span text:style-name="T16">LEGimm8</text:span><text:span text:style-name="T12">:$src2))]&gt;;</text:span></text:p>
            </draw:text-box>
          </draw:frame>
          <draw:frame draw:style-name="gr9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9" draw:text-style-name="P8" draw:layer="layout" svg:width="24cm" svg:height="4cm" svg:x="2.2cm" svg:y="14.1cm">
          <draw:text-box>
            <text:p><text:span text:style-name="T12">def MLA : InstLEG&lt;(outs GRRegs:$dst),</text:span></text:p>
            <text:p><text:span text:style-name="T12"><text:s text:c="18"/></text:span><text:span text:style-name="T12">(ins GRRegs:$src1, GRRegs:$src2, GRRegs:$src3),</text:span></text:p>
            <text:p><text:span text:style-name="T12"><text:s text:c="18"/></text:span><text:span text:style-name="T12">"mla $dst, $src1, $src2, $src3",</text:span></text:p>
            <text:p><text:span text:style-name="T12"><text:s text:c="18"/></text:span><text:span text:style-name="T12">[(set i32:$dst, (add (mul i32:$src1, i32:$src2),</text:span></text:p>
            <text:p><text:span text:style-name="T12"><text:s text:c="39"/></text:span><text:span text:style-name="T12">i32:$src3))]&gt;;</text:span></text:p>
          </draw:text-box>
        </draw:frame>
        <draw:frame draw:style-name="gr9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0" draw:text-style-name="P8" draw:layer="layout" svg:width="5.699cm" svg:height="2.2cm" svg:x="0.8cm" svg:y="11.6cm">
          <draw:text-box>
            <text:p><text:span text:style-name="T12">mul r0, r0, r1</text:span></text:p>
            <text:p><text:span text:style-name="T12">add</text:span><text:span text:style-name="T12"><text:tab/></text:span><text:span text:style-name="T12">r0, r0, r2</text:span></text:p>
          </draw:text-box>
        </draw:frame>
        <draw:frame draw:style-name="gr21" draw:text-style-name="P8" draw:layer="layout" svg:width="7.299cm" svg:height="1.499cm" svg:x="2.301cm" svg:y="16.501cm">
          <draw:text-box>
            <text:p><text:span text:style-name="T12">mla</text:span><text:span text:style-name="T12"><text:tab/></text:span><text:span text:style-name="T12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2" draw:text-style-name="P8" draw:layer="layout" svg:width="24cm" svg:height="3.6cm" svg:x="1.9cm" svg:y="6.8cm">
          <draw:text-box>
            <text:p><text:span text:style-name="T12"><text:s text:c="4"/></text:span><text:span text:style-name="T12">%p = alloca i32, align 4</text:span></text:p>
            <text:p><text:span text:style-name="T12"><text:s text:c="4"/></text:span><text:span text:style-name="T12">store i32 2, i32* %p</text:span></text:p>
            <text:p><text:span text:style-name="T12"><text:s text:c="4"/></text:span><text:span text:style-name="T12">%b = load i32* %p, align 4</text:span></text:p>
            <text:p><text:span text:style-name="T12"><text:s text:c="4"/></text:span><text:span text:style-name="T12">%c = add nsw i32 %a, %b</text:span></text:p>
          </draw:text-box>
        </draw:frame>
        <draw:frame draw:style-name="gr19" draw:text-style-name="P8" draw:layer="layout" svg:width="24cm" svg:height="4cm" svg:x="1.9cm" svg:y="13.174cm">
          <draw:text-box>
            <text:p><text:span text:style-name="T12"><text:tab/></text:span><text:span text:style-name="T12">sub sp, sp, #4 <text:s text:c="5"/>; prologue</text:span></text:p>
            <text:p><text:span text:style-name="T12"><text:tab/></text:span><text:span text:style-name="T12">movw r1, #2</text:span></text:p>
            <text:p><text:span text:style-name="T12"><text:tab/></text:span><text:span text:style-name="T12">str r1, [sp]</text:span></text:p>
            <text:p><text:span text:style-name="T12"><text:tab/></text:span><text:span text:style-name="T12">add r0, r0, #2</text:span></text:p>
            <text:p><text:span text:style-name="T12"><text:tab/></text:span><text:span text:style-name="T12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3" draw:text-style-name="P8" draw:layer="layout" svg:width="24cm" svg:height="8.962cm" svg:x="2cm" svg:y="9.8cm">
            <draw:text-box>
              <text:p><text:span text:style-name="T12">// LEGInstrInfo::storeRegToStackSlot()</text:span></text:p>
              <text:p><text:span text:style-name="T12">BuildMI(MBB, I, I-&gt;getDebugLoc(), get(LEG::STR))</text:span></text:p>
              <text:p><text:span text:style-name="T12"><text:s text:c="2"/></text:span><text:span text:style-name="T12">.addReg(SrcReg, getKillRegState(KillSrc)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loadRegFromStackSlot()</text:span></text:p>
              <text:p><text:span text:style-name="T12">BuildMI(MBB, I, I-&gt;getDebugLoc(), get(LEG::LDR), DestReg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copyPhysReg()</text:span></text:p>
              <text:p><text:span text:style-name="T12">BuildMI(MBB, I, I-&gt;getDebugLoc(), get(LEG::MOVrr), DestReg)</text:span></text:p>
              <text:p><text:span text:style-name="T12"><text:s text:c="2"/></text:span><text:span text:style-name="T12">.addReg(SrcReg, getKillRegState(KillSrc));</text:span></text:p>
            </draw:text-box>
          </draw:frame>
          <draw:frame draw:style-name="gr24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25" draw:layer="layout" svg:width="23.6cm" svg:height="3.67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26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27" draw:layer="layout" svg:width="23.6cm" svg:height="3.041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28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29" draw:text-style-name="P5" draw:layer="layout" svg:width="25.2cm" svg:height="10.02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30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25.2cm" svg:height="7.48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8" draw:layer="layout" svg:width="24cm" svg:height="3.2cm" svg:x="1.901cm" svg:y="4.80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2.278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2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2" draw:layer="layout" svg:width="23.6cm" svg:height="3.04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3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34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35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7"/></text:p>
              </text:list-item>
              <text:list-item>
                <text:p><text:span text:style-name="T17">LEGMCCodeEmitter::getMachineOpValue() will be called on each operand</text:span></text:p>
              </text:list-item>
            </text:list>
          </draw:text-box>
        </draw:frame>
        <draw:frame draw:style-name="gr36" draw:layer="layout" svg:width="23.6cm" svg:height="7.486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9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37" draw:layer="layout" svg:width="24.4cm" svg:height="8.756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38" draw:text-style-name="P7" draw:layer="layout" svg:width="9.601cm" svg:height="1.038cm" svg:x="16.4cm" svg:y="14.3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39" draw:layer="layout" svg:width="24.4cm" svg:height="8.756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0" draw:text-style-name="P7" draw:layer="layout" svg:width="9.601cm" svg:height="1.038cm" svg:x="16.4cm" svg:y="16.9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1" draw:layer="layout" svg:width="24.8cm" svg:height="4.31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8">LastTargetFixupKind – FirstTargetFixupKind</text:span></text:p>
              <text:p>};</text:p>
            </draw:text-box>
          </draw:frame>
          <draw:frame draw:style-name="gr42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3" draw:layer="layout" svg:width="24.8cm" svg:height="5.58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8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44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45" draw:layer="layout" svg:width="24.8cm" svg:height="4.31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46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47" draw:layer="layout" svg:width="24.8cm" svg:height="3.27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48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49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0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1" draw:layer="layout" svg:width="23.2cm" svg:height="4.31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2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3" draw:layer="layout" svg:width="23.6cm" svg:height="3.8cm" svg:x="1.6cm" svg:y="9.3cm">
            <draw:text-box>
              <text:p><text:span text:style-name="T19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9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54" draw:layer="layout" svg:width="23.6cm" svg:height="4.779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55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0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1"> </text:span><text:span text:style-name="T22"><text:a xlink:href="http://llvm.org/docs/WritingAnLLVMBackend.html" xlink:type="simple">llvm.org/docs/WritingAnLLVMBackend.html</text:a></text:span><text:span text:style-name="T2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3"><text:a xlink:href="mailto:fraser@codeplay.com" xlink:type="simple">fraser@codeplay.com</text:a></text:span></text:p>
                  </text:list-item>
                  <text:list-item>
                    <text:p><text:span text:style-name="T2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size="18pt" style:letter-kerning="true" style:font-name-asian="DejaVu Sans" style:font-size-asian="18pt" style:font-name-complex="DejaVu 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4H48M42S</meta:editing-duration>
    <meta:editing-cycles>203</meta:editing-cycles>
    <dc:date>2014-04-04T17:37:49.339283042</dc:date>
    <meta:generator>LibreOffice/4.1.2.3$Linux_X86_64 LibreOffice_project/410m0$Build-3</meta:generator>
    <meta:document-statistic meta:object-count="389"/>
  </office:meta>
</office:document-meta>
</file>